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342cm" fo:margin-left="-0.076cm" table:align="left" style:writing-mode="lr-tb"/>
    </style:style>
    <style:style style:name="表格1.A" style:family="table-column">
      <style:table-column-properties style:column-width="3.224cm"/>
    </style:style>
    <style:style style:name="表格1.B" style:family="table-column">
      <style:table-column-properties style:column-width="6.985cm"/>
    </style:style>
    <style:style style:name="表格1.C" style:family="table-column">
      <style:table-column-properties style:column-width="5.133cm"/>
    </style:style>
    <style:style style:name="表格1.1" style:family="table-row">
      <style:table-row-properties style:min-row-height="1.501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1.C1" style:family="table-cell">
      <style:table-cell-properties style:vertical-align="middle" fo:padding-left="0.049cm" fo:padding-right="0.049cm" fo:padding-top="0cm" fo:padding-bottom="0cm" fo:border-left="none" fo:border-right="1.5pt solid #000000" fo:border-top="1.5pt solid #000000" fo:border-bottom="0.75pt solid #000000" style:writing-mode="lr-tb"/>
    </style:style>
    <style:style style:name="表格1.2" style:family="table-row">
      <style:table-row-properties style:min-row-height="1cm" fo:keep-together="auto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表格1.B2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none" fo:border-bottom="0.75pt solid #000000" style:writing-mode="lr-tb"/>
    </style:style>
    <style:style style:name="表格1.A3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3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4" style:family="table-row">
      <style:table-row-properties fo:keep-together="auto"/>
    </style:style>
    <style:style style:name="表格1.7" style:family="table-row">
      <style:table-row-properties style:min-row-height="2.822cm" fo:keep-together="auto"/>
    </style:style>
    <style:style style:name="表格1.B7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9" style:family="table-row">
      <style:table-row-properties style:min-row-height="2.117cm" fo:keep-together="always"/>
    </style:style>
    <style:style style:name="表格1.A9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標楷體" fo:font-size="16pt" style:font-name-asian="標楷體" style:font-size-asian="16pt"/>
    </style:style>
    <style:style style:name="P2" style:family="paragraph" style:parent-style-name="Standard">
      <style:paragraph-properties fo:line-height="140%"/>
      <style:text-properties style:font-name="標楷體" fo:font-size="16pt" style:font-name-asian="標楷體" style:font-size-asian="16pt"/>
    </style:style>
    <style:style style:name="P3" style:family="paragraph" style:parent-style-name="Standard" style:list-style-name="WW8Num2">
      <style:paragraph-properties fo:line-height="140%"/>
      <style:text-properties style:font-name="標楷體" fo:font-size="16pt" style:font-name-asian="標楷體" style:font-size-asian="16pt" style:font-name-complex="標楷體" style:font-size-complex="16pt"/>
    </style:style>
    <style:style style:name="P4" style:family="paragraph" style:parent-style-name="Standard">
      <style:text-properties style:font-name="標楷體" fo:font-size="14pt" style:font-name-asian="標楷體" style:font-size-asian="14pt"/>
    </style:style>
    <style:style style:name="P5" style:family="paragraph" style:parent-style-name="Standard">
      <style:paragraph-properties fo:text-align="justify" style:justify-single-word="false"/>
      <style:text-properties style:font-name="標楷體" fo:font-size="14pt" style:font-name-asian="標楷體" style:font-size-asian="14pt"/>
    </style:style>
    <style:style style:name="P6" style:family="paragraph" style:parent-style-name="Standard">
      <style:paragraph-properties fo:text-align="justify" fo:text-align-last="justify" style:justify-single-word="false"/>
      <style:text-properties style:font-name="標楷體" fo:font-size="14pt" style:font-name-asian="標楷體" style:font-size-asian="14pt"/>
    </style:style>
    <style:style style:name="P7" style:family="paragraph" style:parent-style-name="Standard">
      <style:paragraph-properties style:snap-to-layout-grid="false"/>
      <style:text-properties style:font-name="標楷體" fo:font-size="14pt" style:font-name-asian="標楷體" style:font-size-asian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WW8Num2">
      <style:paragraph-properties fo:line-height="140%"/>
    </style:style>
    <style:style style:name="P10" style:family="paragraph" style:parent-style-name="Standard">
      <style:paragraph-properties fo:margin-top="0.212cm" fo:margin-bottom="0.212cm" loext:contextual-spacing="false"/>
      <style:text-properties style:font-name="標楷體" fo:font-size="18pt" style:font-name-asian="標楷體" style:font-size-asian="18pt"/>
    </style:style>
    <style:style style:name="P11" style:family="paragraph" style:parent-style-name="Standard" style:master-page-name="Standard">
      <style:paragraph-properties fo:margin-top="0.212cm" fo:margin-bottom="0.212cm" loext:contextual-spacing="false" style:page-number="19"/>
      <style:text-properties style:font-name="標楷體" fo:font-size="18pt" style:font-name-asian="標楷體" style:font-size-asian="18pt"/>
    </style:style>
    <style:style style:name="P12" style:family="paragraph" style:parent-style-name="Standard">
      <style:paragraph-properties fo:margin-left="0cm" fo:margin-right="0cm" fo:text-indent="9.384cm" style:auto-text-indent="false"/>
      <style:text-properties style:font-name="標楷體" fo:font-size="14pt" style:font-name-asian="標楷體" style:font-size-asian="14pt"/>
    </style:style>
    <style:style style:name="P13" style:family="paragraph" style:parent-style-name="Standard">
      <style:paragraph-properties fo:margin-left="0cm" fo:margin-right="0cm" fo:text-indent="2.223cm" style:auto-text-indent="false"/>
      <style:text-properties style:font-name="標楷體" fo:font-size="14pt" style:font-name-asian="標楷體" style:font-size-asian="14pt"/>
    </style:style>
    <style:style style:name="P14" style:family="paragraph" style:parent-style-name="Standard">
      <style:paragraph-properties fo:line-height="140%" fo:break-before="page"/>
      <style:text-properties style:font-name="標楷體" fo:font-size="16pt" style:font-name-asian="標楷體" style:font-size-asian="16pt"/>
    </style:style>
    <style:style style:name="P15" style:family="paragraph" style:parent-style-name="Standard">
      <style:paragraph-properties fo:margin-left="2.223cm" fo:margin-right="0cm" fo:line-height="140%" fo:text-indent="-1.655cm" style:auto-text-indent="false"/>
      <style:text-properties style:font-name="標楷體" fo:font-size="16pt" style:font-name-asian="標楷體" style:font-size-asian="16pt"/>
    </style:style>
    <style:style style:name="P16" style:family="paragraph" style:parent-style-name="Standard">
      <style:paragraph-properties fo:margin-left="0cm" fo:margin-right="0cm" fo:line-height="140%" fo:text-indent="0.564cm" style:auto-text-indent="false"/>
      <style:text-properties style:font-name="標楷體" fo:font-size="16pt" style:font-name-asian="標楷體" style:font-size-asian="16pt"/>
    </style:style>
    <style:style style:name="P17" style:family="paragraph" style:parent-style-name="Standard">
      <style:paragraph-properties fo:margin-left="0.501cm" fo:margin-right="0cm" fo:line-height="140%" fo:text-indent="0cm" style:auto-text-indent="false"/>
      <style:text-properties style:font-name="標楷體" fo:font-size="16pt" style:font-name-asian="標楷體" style:font-size-asian="16pt"/>
    </style:style>
    <style:style style:name="P18" style:family="paragraph" style:parent-style-name="Standard">
      <style:paragraph-properties fo:margin-left="1.064cm" fo:margin-right="0cm" fo:line-height="140%" fo:text-indent="-0.564cm" style:auto-text-indent="false"/>
      <style:text-properties style:font-name="標楷體" fo:font-size="16pt" style:font-name-asian="標楷體" style:font-size-asian="16pt"/>
    </style:style>
    <style:style style:name="T1" style:family="text">
      <style:text-properties style:font-name="標楷體" fo:font-size="16pt" style:font-name-asian="標楷體" style:font-size-asian="16pt"/>
    </style:style>
    <style:style style:name="T2" style:family="text">
      <style:text-properties style:font-name="標楷體" fo:font-size="16pt" style:font-name-asian="標楷體" style:font-size-asian="16pt" style:font-name-complex="標楷體" style:font-size-complex="16pt"/>
    </style:style>
    <style:style style:name="T3" style:family="text">
      <style:text-properties style:font-name="標楷體" fo:font-size="14pt" style:font-name-asian="標楷體" style:font-size-asian="14pt"/>
    </style:style>
    <style:style style:name="T4" style:family="text">
      <style:text-properties style:font-name="標楷體" fo:font-size="14pt" style:font-name-asian="標楷體" style:font-size-asian="14pt"/>
    </style:style>
    <style:style style:name="T5" style:family="text">
      <style:text-properties style:font-name="標楷體" fo:font-size="11pt" style:font-name-asian="標楷體" style:font-size-asian="11pt"/>
    </style:style>
    <style:style style:name="T6" style:family="text">
      <style:text-properties style:font-name-complex="標楷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全國性政治團體許可籌設立案申請書格式</text:p>
      <text:p text:style-name="P10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2" office:value-type="string">
            <text:p text:style-name="P1">全國性政治團體申請書</text:p>
          </table:table-cell>
          <table:covered-table-cell/>
          <table:table-cell table:style-name="表格1.C1" office:value-type="string">
            <text:p text:style-name="Standard"><text:span text:style-name="T1">　 <text:s text:c="2"/>年 　月 <text:s text:c="2"/>日</text:span></text:p>
          </table:table-cell>
        </table:table-row>
        <table:table-row table:style-name="表格1.2">
          <table:table-cell table:style-name="表格1.A2" office:value-type="string">
            <text:p text:style-name="P5">受文者</text:p>
          </table:table-cell>
          <table:table-cell table:style-name="表格1.B2" table:number-columns-spanned="2" office:value-type="string">
            <text:p text:style-name="P5">內政部</text:p>
          </table:table-cell>
          <table:covered-table-cell/>
        </table:table-row>
        <table:table-row table:style-name="表格1.1">
          <table:table-cell table:style-name="表格1.A3" office:value-type="string">
            <text:p text:style-name="P6">申請組織</text:p>
            <text:p text:style-name="P6">團體名稱</text:p>
          </table:table-cell>
          <table:table-cell table:style-name="表格1.B3" table:number-columns-spanned="2" office:value-type="string">
            <text:p text:style-name="P7"/>
            <text:p text:style-name="P4"/>
            <text:p text:style-name="P4"/>
          </table:table-cell>
          <table:covered-table-cell/>
        </table:table-row>
        <table:table-row table:style-name="表格1.4">
          <table:table-cell table:style-name="表格1.A3" office:value-type="string">
            <text:p text:style-name="P6">申請團體</text:p>
            <text:p text:style-name="P6">之緣由及</text:p>
            <text:p text:style-name="P6">名稱文字</text:p>
            <text:p text:style-name="P8"><text:span text:style-name="T3">釋</text:span><text:span text:style-name="T5"> <text:s/></text:span><text:span text:style-name="T3">義</text:span></text:p>
          </table:table-cell>
          <table:table-cell table:style-name="表格1.B3" table:number-columns-spanned="2" office:value-type="string">
            <text:p text:style-name="P7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  <table:table-row table:style-name="表格1.4">
          <table:table-cell table:style-name="表格1.A3" office:value-type="string">
            <text:p text:style-name="P6">財產目錄</text:p>
          </table:table-cell>
          <table:table-cell table:style-name="表格1.B3" table:number-columns-spanned="2" office:value-type="string">
            <text:p text:style-name="P7"/>
            <text:p text:style-name="P4"/>
            <text:p text:style-name="P4"/>
          </table:table-cell>
          <table:covered-table-cell/>
        </table:table-row>
        <table:table-row table:style-name="表格1.4">
          <table:table-cell table:style-name="表格1.A3" office:value-type="string">
            <text:p text:style-name="P6">經費</text:p>
            <text:p text:style-name="P6">來源</text:p>
            <text:p text:style-name="P6">項目</text:p>
          </table:table-cell>
          <table:table-cell table:style-name="表格1.B3" table:number-columns-spanned="2" office:value-type="string">
            <text:p text:style-name="P7"/>
            <text:p text:style-name="P4"/>
            <text:p text:style-name="P4"/>
            <text:p text:style-name="P4"/>
            <text:p text:style-name="P4"/>
          </table:table-cell>
          <table:covered-table-cell/>
        </table:table-row>
        <table:table-row table:style-name="表格1.7">
          <table:table-cell table:style-name="表格1.A3" office:value-type="string">
            <text:p text:style-name="P6">附件</text:p>
          </table:table-cell>
          <table:table-cell table:style-name="表格1.B7" table:number-columns-spanned="2" office:value-type="string">
            <text:p text:style-name="P7">一、申請書一式二份。</text:p>
            <text:p text:style-name="P7">二、章程草案一式二份。</text:p>
            <text:p text:style-name="P7">三、發起人名冊一式二份。</text:p>
            <text:p text:style-name="P7">四、其他依規定之必要文件二份。</text:p>
          </table:table-cell>
          <table:covered-table-cell/>
        </table:table-row>
        <table:table-row table:style-name="表格1.4">
          <table:table-cell table:style-name="表格1.A3" office:value-type="string">
            <text:p text:style-name="P5">成立大會時預定會員（會員代表）數</text:p>
          </table:table-cell>
          <table:table-cell table:style-name="表格1.B3" table:number-columns-spanned="2" office:value-type="string">
            <text:p text:style-name="P7"/>
            <text:p text:style-name="P12">（蓋章）</text:p>
          </table:table-cell>
          <table:covered-table-cell/>
        </table:table-row>
        <table:table-row table:style-name="表格1.9">
          <table:table-cell table:style-name="表格1.A9" table:number-columns-spanned="3" office:value-type="string">
            <text:p text:style-name="Standard"><text:span text:style-name="T3">發起人代表（一人</text:span><text:span text:style-name="T3">）</text:span><text:span text:style-name="T3">：</text:span></text:p>
            <text:p text:style-name="P13">姓　　名：</text:p>
            <text:p text:style-name="P13">通訊地址：</text:p>
            <text:p text:style-name="P13">電　　話：</text:p>
          </table:table-cell>
          <table:covered-table-cell/>
          <table:covered-table-cell/>
        </table:table-row>
      </table:table>
      <text:p text:style-name="P14">說明：</text:p>
      <text:list xml:id="list995753663152116058" text:style-name="WW8Num2">
        <text:list-item>
          <text:p text:style-name="P3">申請組織團體名稱應載明團體之全稱。</text:p>
        </text:list-item>
        <text:list-item>
          <text:p text:style-name="P3">財產目錄欄填寫申請團體經核准設立時，即將移轉其所有之財產。</text:p>
        </text:list-item>
        <text:list-item>
          <text:p text:style-name="P3">經費來源依規定可包括：（一）入會費（二）常年會費（三）事業費（四）會員捐款（五）委託收益（六）基金及其孳息（七）其他收入等項，請覈實載明。</text:p>
        </text:list-item>
        <text:list-item>
          <text:p text:style-name="P9"><text:span text:style-name="T2">發起人須年滿二十歲，並應有三十人以上，並附身分證影</text:span><text:span text:style-name="T1">本，且無下列情事者為限：</text:span></text:p>
        </text:list-item>
      </text:list>
      <text:p text:style-name="P15">（一）因犯罪經判處有期徒刑以上之刑確定，尚未執行或執行未畢者，但受緩刑宣告者，不在此限。</text:p>
      <text:p text:style-name="P15">（二）受保安處分或感訓處分之裁判確定，尚未執行或執行未畢者。</text:p>
      <text:p text:style-name="P16">（三）受破產之宣告，尚未復權者。</text:p>
      <text:p text:style-name="P17">（四）受禁治產之宣告，尚未撤銷者。</text:p>
      <text:p text:style-name="P2">五、人民團體章程應載明左列事項：</text:p>
      <text:p text:style-name="P18"><text:span text:style-name="T6"></text:span>（一）名稱。（二）宗旨。（三）組織區域。（四）會址。（五）任務。（六）組織。（七）會員入會、出會與除名。（八）會員之權利與義務。（九）會員代表及理事、監事之名稱、職權、任期及選任與解任。（十）會議。（十一）經費及會計。（十二）章程修改之程序。（十三）其他依法令規定應載明之事項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1cm" fo:margin-right="0cm" style:line-height-at-least="0.635cm" fo:text-indent="-1cm" style:auto-text-indent="false" style:vertical-align="baseline"/>
      <style:text-properties style:font-name="標楷體" fo:font-family="標楷體" style:font-family-generic="script" fo:font-size="16pt" style:letter-kerning="true" style:font-name-asian="標楷體" style:font-family-asian="標楷體" style:font-family-generic-asian="script" style:font-size-asian="16pt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文鼎中楷" fo:font-family="文鼎中楷" style:font-family-generic="modern" fo:font-size="16pt" fo:font-style="normal" style:text-underline-style="none" fo:font-weight="normal" style:font-name-asian="文鼎中楷" style:font-family-asian="文鼎中楷" style:font-family-generic-asian="modern" style:font-size-asian="16pt" style:font-style-asian="normal" style:font-weight-asian="normal"/>
    </style:style>
    <style:style style:name="WW8Num2z0" style:family="text">
      <style:text-properties style:font-name="標楷體" fo:font-family="標楷體" style:font-family-generic="script" fo:font-size="16pt" style:font-name-asian="標楷體" style:font-family-asian="標楷體" style:font-family-generic-asian="script" style:font-size-asian="16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2.701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全國性政治團體許可籌設立案申請書格式</dc:title>
    <meta:initial-creator>moi5679</meta:initial-creator>
    <meta:creation-date>2004-07-15T09:58:00</meta:creation-date>
    <dc:creator>user</dc:creator>
    <dc:date>2004-07-15T10:52:00</dc:date>
    <meta:editing-cycles>4</meta:editing-cycles>
    <meta:editing-duration>PT54M</meta:editing-duration>
    <meta:document-statistic meta:table-count="1" meta:image-count="0" meta:object-count="0" meta:page-count="2" meta:paragraph-count="37" meta:word-count="586" meta:character-count="601" meta:non-whitespace-character-count="586"/>
    <meta:generator>LibreOffice/5.0.5.2$Windows_x86 LibreOffice_project/55b006a02d247b5f7215fc6ea0fde844b30035b3</meta:generator>
  </office:meta>
</office:document-meta>
</file>